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itle</text:title></text:p>
      <text:p text:style-name="OrgTitle"/>
      <text:p text:style-name="OrgSubtitle">
<text:user-defined style:data-style-name="N0" text:name="subtitle">
subtitle</text:user-defined>

</text:p>
      <text:p text:style-name="OrgSubtitle"/>
      <text:p text:style-name="OrgSubtitle"><text:initial-creator>Robert Roth</text:initial-creator></text:p>
      <text:p text:style-name="OrgSubtitle"/>
      <text:p text:style-name="OrgSubtitle">\<text:span text:style-name="OrgCode">\today</text:span>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obert Roth</dc:creator>
    <meta:initial-creator>Robert Roth</meta:initial-creator>
    <dc:date>2023-05-09T13:28:00</dc:date>
    <meta:creation-date>2023-05-09T13:28:00</meta:creation-date>
    <meta:generator>Emacs 30.0.50 (Org mode 9.6.5)</meta:generator>
    <meta:keyword/>
    <dc:subject/>
    <dc:title>Title</dc:title>
    <meta:user-defined meta:name="subtitle">subtitle</meta:user-defined>
  </office:meta>
</office:document-meta>
</file>